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68419904" text:id="ct368419904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57090928" text:id="ct57090928">
          <text:insertion>
            <office:change-info>
              <dc:creator>Bob Jacobsen</dc:creator>
              <dc:date>2013-04-06T19:08:00</dc:date>
            </office:change-info>
          </text:insertion>
        </text:changed-region>
        <text:changed-region xml:id="ct514744480" text:id="ct514744480">
          <text:insertion>
            <office:change-info>
              <dc:creator>Bob Jacobsen</dc:creator>
              <dc:date>2013-04-06T19:09:00</dc:date>
            </office:change-info>
          </text:insertion>
        </text:changed-region>
        <text:changed-region xml:id="ct735835680" text:id="ct735835680">
          <text:deletion>
            <office:change-info>
              <dc:creator>Bob Jacobsen</dc:creator>
              <dc:date>2013-04-06T19:08:00</dc:date>
            </office:change-info>
            <text:h text:style-name="Heading_20_1" text:outline-level="1">Section Title</text:h>
          </text:deletion>
        </text:changed-region>
        <text:changed-region xml:id="ct416641776" text:id="ct416641776">
          <text:insertion>
            <office:change-info>
              <dc:creator>Bob Jacobsen</dc:creator>
              <dc:date>2013-04-06T19:11:00</dc:date>
            </office:change-info>
          </text:insertion>
        </text:changed-region>
        <text:changed-region xml:id="ct735504976" text:id="ct73550497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735820096" text:id="ct735820096">
          <text:insertion>
            <office:change-info>
              <dc:creator>Bob Jacobsen</dc:creator>
              <dc:date>2013-04-06T19:08:00</dc:date>
            </office:change-info>
          </text:insertion>
        </text:changed-region>
        <text:changed-region xml:id="ct368963264" text:id="ct368963264">
          <text:insertion>
            <office:change-info>
              <dc:creator>Bob Jacobsen</dc:creator>
              <dc:date>2013-04-06T19:09:00</dc:date>
            </office:change-info>
          </text:insertion>
        </text:changed-region>
        <text:changed-region xml:id="ct418109792" text:id="ct418109792">
          <text:insertion>
            <office:change-info>
              <dc:creator>Bob Jacobsen</dc:creator>
              <dc:date>2013-02-15T12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6886903491977999250" text:style-name="L1">
        <text:list-item>
          <text:p text:style-name="P14">OpenLCB Common Information Technical Note</text:p>
        </text:list-item>
      </text:list>
      <text:h text:style-name="Heading_20_1" text:outline-level="1"><text:change-start text:change-id="ct57090928"/>Message<text:change-end text:change-id="ct57090928"/><text:change-start text:change-id="ct514744480"/> Formats<text:change-end text:change-id="ct514744480"/><text:change text:change-id="ct735835680"/><text:change-start text:change-id="ct416641776"/> (Normative)<text:change-end text:change-id="ct416641776"/></text:h>
      <text:p text:style-name="Standard">Quisque sollicitudin tempor bibendum.<text:change-start text:change-id="ct735504976"/><text:note text:id="ftn1" text:note-class="footnote"><text:note-citation>1</text:note-citation><text:note-body><text:p text:style-name="Footnote"><text:change-start text:change-id="ct368419904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368419904"/></text:p></text:note-body></text:note><text:change-end text:change-id="ct735504976"/> Donec consectetur condimentum sollicitudin. Sed dignissim velit id felis lacinia at eleifend nisi laoreet. <text:change-start text:change-id="ct735820096"/></text:p>
      <text:h text:style-name="Heading_20_1" text:outline-level="1">States (Normative)</text:h>
      <text:p text:style-name="Standard"><text:change-end text:change-id="ct735820096"/>Vivamus tristique porta ornare. Vivamus feugiat dolor id lectus aliquet luctus. <text:change-start text:change-id="ct368963264"/></text:p>
      <text:h text:style-name="Heading_20_1" text:outline-level="1">Interactions (Normative)</text:h>
      <text:p text:style-name="Standard">Vivamus tristique porta ornare. Vivamus feugiat dolor id lectus aliquet luctus. <text:change-end text:change-id="ct368963264"/>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8016781867357674759" text:style-name="L2">
        <text:list-item>
          <text:p text:style-name="P15">Lorem ipsum dolor sit amet, consectetur adipiscing elit. </text:p>
        </text:list-item>
        <text:list-item>
          <text:p text:style-name="P15"><text:soft-page-break/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start text:change-id="ct418109792"/></text:p>
      <text:p text:style-name="P8"><text:change-end text:change-id="ct41810979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s/>1 Introduction (Informative)<text:tab/>1</text:p>
          <text:p text:style-name="P10"><text:s/>2 Intended Use (Informative)<text:tab/>1</text:p>
          <text:p text:style-name="P10"><text:s/>3 References and Context (Normative)<text:tab/>1</text:p>
          <text:p text:style-name="P10"><text:s/>4 Message Formats<text:tab/>1</text:p>
          <text:p text:style-name="P10"><text:s/>5 States<text:tab/>1</text:p>
          <text:p text:style-name="P10"><text:s/>6 Interactions<text:tab/>1</text:p>
          <text:p text:style-name="P10"><text:s/>7 Section Title<text:tab/>1</text:p>
          <text:p text:style-name="P9"><text:s/>7.1 Subsection Title<text:tab/>1</text:p>
          <text:p text:style-name="P16"><text:s/>7.1.1 Sub-subsection Title<text:tab/>1</text:p>
          <text:p text:style-name="P10"><text:s/>8 Section Title<text:tab/>2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735510112" text:id="ct735510112">
            <text:deletion>
              <office:change-info>
                <dc:creator>Bob Jacobsen</dc:creator>
                <dc:date>2013-02-15T12:47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735510112"/> Praesent Gravida Standard</text:p>
      </style:header>
      <style:footer>
        <text:tracked-changes>
          <text:changed-region xml:id="ct368582928" text:id="ct368582928">
            <text:insertion>
              <office:change-info>
                <dc:creator>Bob Jacobsen</dc:creator>
                <dc:date>2013-01-27T11:49:00</dc:date>
              </office:change-info>
            </text:insertion>
          </text:changed-region>
          <text:changed-region xml:id="ct735506144" text:id="ct73550614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735514608" text:id="ct735514608">
            <text:insertion>
              <office:change-info>
                <dc:creator>Bob Jacobsen</dc:creator>
                <dc:date>2013-02-06T22:29:00</dc:date>
              </office:change-info>
            </text:insertion>
          </text:changed-region>
          <text:changed-region xml:id="ct735514736" text:id="ct735514736">
            <text:deletion>
              <office:change-info>
                <dc:creator>Bob Jacobsen</dc:creator>
                <dc:date>2013-02-06T22:28:00</dc:date>
              </office:change-info>
              <text:p text:style-name="MP4"><text:span text:style-name="Page_20_Number"><text:span text:style-name="MT2"><text:date style:data-style-name="N116" text:date-value="2013-04-06T19:11:06.99">4/6/2013</text:date>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368582928"/><text:span text:style-name="Page_20_Number"><text:span text:style-name="MT2">3</text:span></text:span><text:change-end text:change-id="ct368582928"/><text:change text:change-id="ct73550614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change-start text:change-id="ct735514608"/><text:span text:style-name="Page_20_Number"><text:span text:style-name="MT2"><text:date style:data-style-name="N75" text:date-value="2013-04-06T19:11:06.99">Apr 6, 2013</text:date></text:span></text:span><text:change-end text:change-id="ct735514608"/><text:change text:change-id="ct735514736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4-06T19:11:06.99">Apr 6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14507008" text:id="ct514507008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514507552" text:id="ct514507552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514508640" text:id="ct514508640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514508736" text:id="ct514508736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  <text:changed-region xml:id="ct514514768" text:id="ct514514768">
            <text:insertion>
              <office:change-info>
                <dc:creator>Bob Jacobsen</dc:creator>
                <dc:date>2013-02-06T22:29:00</dc:date>
              </office:change-info>
            </text:insertion>
          </text:changed-region>
          <text:changed-region xml:id="ct514514864" text:id="ct514514864">
            <text:deletion>
              <office:change-info>
                <dc:creator>Bob Jacobsen</dc:creator>
                <dc:date>2013-02-06T22:28:00</dc:date>
              </office:change-info>
              <text:p text:style-name="Text_20_body"><text:span text:style-name="Page_20_Number"><text:span text:style-name="MT2"><text:date style:data-style-name="N116" text:date-value="2013-04-06T19:11:06.99">4/6/2013</text:date>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514507008"/><text:change-start text:change-id="ct514507552"/><text:span text:style-name="Page_20_Number"><text:span text:style-name="MT2">2</text:span></text:span><text:change-end text:change-id="ct514507552"/><text:span text:style-name="Page_20_Number"><text:span text:style-name="MT2">01</text:span></text:span><text:change-start text:change-id="ct514508640"/><text:span text:style-name="Page_20_Number"><text:span text:style-name="MT2">3</text:span></text:span><text:change-end text:change-id="ct514508640"/><text:change text:change-id="ct51450873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change-start text:change-id="ct514514768"/><text:span text:style-name="Page_20_Number"><text:span text:style-name="MT2"><text:date style:data-style-name="N75" text:date-value="2013-04-06T19:11:06.99">Apr 6, 2013</text:date></text:span></text:span><text:change-end text:change-id="ct514514768"/><text:change text:change-id="ct514514864"/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7</meta:editing-cycles>
    <meta:editing-duration>PT11H56M52S</meta:editing-duration>
    <meta:generator>OpenOffice.org/3.4.1$Unix OpenOffice.org_project/341m1$Build-9593</meta:generator>
    <dc:date>2013-04-06T19:11:07</dc:date>
    <dc:creator>Bob Jacobsen</dc:creator>
    <meta:document-statistic meta:table-count="1" meta:image-count="1" meta:object-count="0" meta:page-count="3" meta:paragraph-count="52" meta:word-count="448" meta:character-count="3114"/>
    <meta:user-defined meta:name="Info 1"/>
    <meta:user-defined meta:name="Info 2"/>
    <meta:user-defined meta:name="Info 3"/>
    <meta:user-defined meta:name="Info 4"/>
  </office:meta>
</office:document-meta>
</file>